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1.2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10.539cm"/>
    </style:style>
    <style:style style:name="co14" style:family="table-column">
      <style:table-column-properties fo:break-before="auto" style:column-width="10.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3.605cm" fo:break-before="auto" style:use-optimal-row-height="true"/>
    </style:style>
    <style:style style:name="ro14" style:family="table-row">
      <style:table-row-properties style:row-height="5.186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5.976cm" fo:break-before="auto" style:use-optimal-row-height="true"/>
    </style:style>
    <style:style style:name="ro18" style:family="table-row">
      <style:table-row-properties style:row-height="8.345cm" fo:break-before="auto" style:use-optimal-row-height="true"/>
    </style:style>
    <style:style style:name="ro19" style:family="table-row">
      <style:table-row-properties style:row-height="9.529cm" fo:break-before="auto" style:use-optimal-row-height="true"/>
    </style:style>
    <style:style style:name="ro20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d7"/>
    </style:style>
    <style:style style:name="ta6" style:family="table" style:master-page-name="Default">
      <style:table-properties table:display="true" style:writing-mode="lr-tb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 tableooo:tab-color="#ffff6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transparent" fo:wrap-option="wrap" fo:border="0.06pt solid #000000" style:vertical-align="top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33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36" style:family="table-cell" style:parent-style-name="Default">
      <style:table-cell-properties fo:background-color="#ffffd7" fo:wrap-option="wrap" fo:border="0.06pt solid #000000" style:vertical-align="top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4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start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6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color="#55308d"/>
    </style:style>
    <style:style style:name="T2" style:family="text">
      <style:text-properties fo:color="#468a1a"/>
    </style:style>
    <style:style style:name="T3" style:family="text">
      <style:text-properties fo:color="#999999"/>
    </style:style>
    <style:style style:name="T4" style:family="text">
      <style:text-properties fo:color="#058d98"/>
    </style:style>
    <style:style style:name="T9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be480a"/>
    </style:style>
    <style:style style:name="T6" style:family="text">
      <style:text-properties fo:color="#3e681b"/>
    </style:style>
    <style:style style:name="T8" style:family="text">
      <style:text-properties fo:color="#b85c00"/>
    </style:style>
    <style:style style:name="T11" style:family="text">
      <style:text-properties fo:color="#b47804"/>
    </style:style>
    <style:style style:name="T1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47804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be480a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7" style:family="text">
      <style:text-properties fo:color="#55308d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8" style:family="text">
      <style:text-properties fo:color="#468a1a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19" style:family="text">
      <style:text-properties fo:color="#be480a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20" style:family="text">
      <style:text-properties fo:color="#be480a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21" style:family="text">
      <style:text-properties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e480a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3838"/>
    </style:style>
    <style:style style:name="T25" style:family="text">
      <style:text-properties fo:color="#b85c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55308d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999999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/>
    </style:style>
    <style:style style:name="T31" style:family="text">
      <style:text-properties fo:color="#c7773e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32" style:family="text">
      <style:text-properties fo:color="#a9b7c6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33" style:family="text">
      <style:text-properties fo:color="#6897bb" fo:font-size="10pt" fo:font-style="normal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T34" style:family="text">
      <style:text-properties fo:color="#be480a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55308d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be480a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3e681b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999999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a1467e"/>
    </style:style>
    <style:style style:name="T49" style:family="text">
      <style:text-properties fo:color="#808080"/>
    </style:style>
    <style:style style:name="T46" style:family="text">
      <style:text-properties fo:color="#55308d"/>
    </style:style>
    <style:style style:name="T47" style:family="text">
      <style:text-properties fo:color="#468a1a"/>
    </style:style>
    <style:style style:name="T48" style:family="text">
      <style:text-properties fo:color="#999999"/>
    </style:style>
    <style:style style:name="T50" style:family="text">
      <style:text-properties fo:color="#058d98"/>
    </style:style>
    <style:style style:name="T51" style:family="text">
      <style:text-properties fo:color="#be480a"/>
    </style:style>
    <style:style style:name="T52" style:family="text">
      <style:text-properties fo:color="#3e681b"/>
    </style:style>
    <style:style style:name="T5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b85c00"/>
    </style:style>
    <style:style style:name="T5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b47804"/>
    </style:style>
    <style:style style:name="T5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5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6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64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66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ff3838"/>
    </style:style>
    <style:style style:name="T7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7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75" style:family="text">
      <style:text-properties style:use-window-font-color="true"/>
    </style:style>
    <style:style style:name="T76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7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79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0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8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8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83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85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color="#a1467e"/>
    </style:style>
    <style:style style:name="T8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8" style:family="text">
      <style:text-properties fo:color="#1e6a39"/>
    </style:style>
    <style:style style:name="T89" style:family="text">
      <style:text-properties fo:color="#b2b2b2"/>
    </style:style>
    <style:style style:name="T9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9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9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94" style:family="text">
      <style:text-properties fo:color="#808080"/>
    </style:style>
    <style:style style:name="T95" style:family="text">
      <style:text-properties fo:color="#999999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ics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6">package</text:span> main</text:p>
            <text:p><text:span text:style-name="T46">Import</text:span> "fmt"</text:p>
            <text:p/>
            <text:p><text:span text:style-name="T46">func</text:span> main() {</text:p>
            <text:p>  fmt.Println(<text:span text:style-name="T47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package mainimport ( <text:s text:c="3"/>"fmt" <text:s text:c="3"/>"math")const s string = "constant"func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6">package</text:span> main</text:p>
            <text:p/>
            <text:p><text:span text:style-name="T48">// обычный строчный комментарий</text:span></text:p>
            <text:p/>
            <text:p/>
            <text:p><text:span text:style-name="T48">/* тоже комментарий</text:span></text:p>
            <text:p/>
            <text:p><text:span text:style-name="T48"> только на несколько строк</text:span></text:p>
            <text:p><text:span text:style-name="T48">*/</text:span></text:p>
            <text:p/>
            <text:p><text:span text:style-name="T48">/* Многострочный комментарий для функции main().</text:span></text:p>
            <text:p><text:span text:style-name="T48">  Чтобы увидеть его, запустите в консоли команду:</text:span></text:p>
            <text:p/>
            <text:p><text:span text:style-name="T48">    godoc comments.go</text:span></text:p>
            <text:p/>
            <text:p><text:span text:style-name="T48">*/</text:span></text:p>
            <text:p/>
            <text:p><text:span text:style-name="T46">func</text:span> <text:span text:style-name="T50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Присвоение, тип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9">ВАЖНО! </text:span> Это не ссылка на объект, на который могут быть другие ссылки, как в Питоне. </text:p>
            <text:p><text:span text:style-name="T9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46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6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53">Возвращает t с типом T; а если x is nil, «паникует».</text:span></text:p>
            <text:p><text:span text:style-name="T55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53">Если x принадлежит типу T, ok is true и  t iтипа t.</text:span></text:p>
            <text:p><text:span text:style-name="T53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47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1">func</text:span> zeroval(ival <text:span text:style-name="T46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1">func</text:span> zeroptr(iptr *<text:span text:style-name="T46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51">func</text:span> main() {</text:p>
            <text:p>    i := 1</text:p>
            <text:p>    fmt.<text:span text:style-name="T46">Println</text:span>(<text:span text:style-name="T52">"initial:"</text:span>, i)</text:p>
            <text:p>    zeroval(i)</text:p>
            <text:p>    fmt.<text:span text:style-name="T46">Println</text:span>(<text:span text:style-name="T52">"zeroval:"</text:span>, i)</text:p>
            <text:p/>
            <text:p>    zeroptr(&amp;i)</text:p>
            <text:p>    fmt.<text:span text:style-name="T46">Println</text:span>(<text:span text:style-name="T52">"zeroptr:"</text:span>, i)</text:p>
            <text:p>    fmt.<text:span text:style-name="T46">Println</text:span>(<text:span text:style-name="T52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&amp;i</text:p>
          </table:table-cell>
          <table:table-cell table:style-name="ce52" office:value-type="string" calcext:value-type="string"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53">*iptr</text:span></text:p>
            <text:p/>
            <text:p>*iptr = 0</text:p>
          </table:table-cell>
          <table:table-cell table:style-name="ce52" office:value-type="string" calcext:value-type="string">
            <text:p>используется в 2 случаях:</text:p>
            <text:p>1) объявляем переменную-указатель</text:p>
            <text:p>2) изменить ссылку переменной на другую (переопределить указатель)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54">if </text:span>7%2 == 0 {</text:p>
            <text:p>        fmt.<text:span text:style-name="T46">Println</text:span>(<text:span text:style-name="T47">"7 is even"</text:span>)</text:p>
            <text:p>    } <text:span text:style-name="T54">else</text:span> {</text:p>
            <text:p>        fmt.<text:span text:style-name="T46">Println</text:span>(<text:span text:style-name="T47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4">If </text:span>8%4 == 0 {</text:p>
            <text:p>        fmt.<text:span text:style-name="T46">Println</text:span>(<text:span text:style-name="T47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10">
          <table:table-cell table:style-name="ce50" office:value-type="string" calcext:value-type="string">
            <text:p><text:span text:style-name="T54">if </text:span>num := 9; num &lt; 0 {</text:p>
            <text:p>        fmt.<text:span text:style-name="T46">Println</text:span>(num, <text:span text:style-name="T47">"is negative"</text:span>)</text:p>
            <text:p>    } <text:span text:style-name="T54">else</text:span> if num &lt; 10 {</text:p>
            <text:p>        fmt.<text:span text:style-name="T46">Println</text:span>(num,<text:span text:style-name="T47"> "has 1 digit"</text:span>)</text:p>
            <text:p>    } <text:span text:style-name="T54">else</text:span> {</text:p>
            <text:p>        fmt.<text:span text:style-name="T46">Println</text:span>(num, <text:span text:style-name="T47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54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switch</text:p>
          </table:table-cell>
          <table:table-cell table:style-name="ce56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46">Print</text:span>(<text:span text:style-name="T47">"Write "</text:span>, i, <text:span text:style-name="T47">" as "</text:span>)</text:p>
            <text:p><text:span text:style-name="T54">switch</text:span> i {</text:p>
            <text:p>    <text:span text:style-name="T54">case </text:span>1:</text:p>
            <text:p>        fmt.<text:span text:style-name="T46">Println</text:span>(<text:span text:style-name="T47">"one"</text:span>)</text:p>
            <text:p>   <text:span text:style-name="T54"> case</text:span> 2:</text:p>
            <text:p>        fmt.<text:span text:style-name="T46">Println</text:span>(<text:span text:style-name="T47">"two"</text:span>)</text:p>
            <text:p>    <text:span text:style-name="T54">case</text:span> 3:</text:p>
            <text:p>        fmt.<text:span text:style-name="T46">Println</text:span>(<text:span text:style-name="T47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4">switch</text:span> time.Now().Weekday() {</text:p>
            <text:p>    <text:span text:style-name="T54">case</text:span> time.Saturday, time.Sunday:</text:p>
            <text:p>        fmt.<text:span text:style-name="T46">Println</text:span>("It's the weekend")</text:p>
            <text:p>    <text:span text:style-name="T54">default</text:span>:</text:p>
            <text:p>        fmt.<text:span text:style-name="T46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54">func</text:span>(i <text:span text:style-name="T54">interface</text:span>{}) {</text:p>
            <text:p>        <text:span text:style-name="T54">switch</text:span> t := i.(<text:span text:style-name="T54">type</text:span>) {</text:p>
            <text:p>        <text:span text:style-name="T54">case</text:span> bool:</text:p>
            <text:p>            fmt.Println("I'm a bool")</text:p>
            <text:p>        <text:span text:style-name="T54">case</text:span> int:</text:p>
            <text:p>            fmt.Println("I'm an int")</text:p>
            <text:p>        <text:span text:style-name="T54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61"/>
        <table:table-row table:style-name="ro1">
          <table:table-cell table:style-name="ce60" office:value-type="string" calcext:value-type="string">
            <text:p>fmt.print</text:p>
          </table:table-cell>
          <table:table-cell table:style-name="ce60"/>
        </table:table-row>
        <table:table-row table:style-name="ro1">
          <table:table-cell office:value-type="string" calcext:value-type="string">
            <text:p>fmt.<text:span text:style-name="T46">Println</text:span>("Some string")</text:p>
          </table:table-cell>
          <table:table-cell office:value-type="string" calcext:value-type="string">
            <text:p>вывод строки с переходом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46">Print</text:span>("Some string")</text:p>
          </table:table-cell>
          <table:table-cell office:value-type="string" calcext:value-type="string">
            <text:p>вывод строки без перехода на следующую строку;</text:p>
          </table:table-cell>
        </table:table-row>
        <table:table-row table:style-name="ro1">
          <table:table-cell office:value-type="string" calcext:value-type="string">
            <text:p>fmt.<text:span text:style-name="T46">Printf</text:span>(<text:span text:style-name="T47">"Name: %s, Age: %d\n"</text:span>, <text:span text:style-name="T47">"Peter"</text:span>, 35)</text:p>
          </table:table-cell>
          <table:table-cell office:value-type="string" calcext:value-type="string">
            <text:p>форматированный вывод.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 table:style-name="ce62" office:value-type="string" calcext:value-type="string">
            <text:p>fmt.<text:span text:style-name="T46">Println</text:span>(<text:span text:style-name="T47">"1+1 ="</text:span>, 1+1)</text:p>
            <text:p>fmt.<text:span text:style-name="T46">Println</text:span>(<text:span text:style-name="T47">"7.0/3.0 ="</text:span>, 7.0/3.0)</text:p>
          </table:table-cell>
          <table:table-cell office:value-type="string" calcext:value-type="string">
            <text:p>Перевод типа из int в string при написании в принте — автоматический</text:p>
          </table:table-cell>
        </table:table-row>
        <table:table-row table:style-name="ro3">
          <table:table-cell office:value-type="string" calcext:value-type="string">
            <text:p>fmt.<text:span text:style-name="T46">Println</text:span>(<text:span text:style-name="T47">`Это</text:span></text:p>
            <text:p><text:span text:style-name="T47">    многострочная строка.</text:span></text:p>
            <text:p><text:span text:style-name="T47">  `</text:span>)</text:p>
          </table:table-cell>
          <table:table-cell office:value-type="string" calcext:value-type="string">
            <text:p>Многострочность обеспечивают обратные кавычки ` - на Tab</text:p>
          </table:table-cell>
        </table:table-row>
        <table:table-row table:style-name="ro6">
          <table:table-cell office:value-type="string" calcext:value-type="string">
            <text:p>fmt.<text:span text:style-name="T46">Println</text:span>(</text:p>
            <text:p>    <text:span text:style-name="T47">"O'word "</text:span> +</text:p>
            <text:p>    <text:span text:style-name="T47">"Another \"word\" "</text:span> +</text:p>
            <text:p>    <text:span text:style-name="T47">"Last word."</text:span>)</text:p>
          </table:table-cell>
          <table:table-cell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7">
          <table:table-cell office:value-type="string" calcext:value-type="string">
            <text:p><text:span text:style-name="T52">"go"</text:span> + <text:span text:style-name="T52">"lang"</text:span></text:p>
            <text:p/>
          </table:table-cell>
          <table:table-cell office:value-type="string" calcext:value-type="string">
            <text:p>конкатенация строк</text:p>
          </table:table-cell>
        </table:table-row>
        <table:table-row table:style-name="ro1">
          <table:table-cell office:value-type="string" calcext:value-type="string">
            <text:p>strings.ToUpper(thing[index])</text:p>
          </table:table-cell>
          <table:table-cell office:value-type="string" calcext:value-type="string">
            <text:p>Поменять кейс на верхний по индексу символа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rrays" table:style-name="ta3">
        <table:table-column table:style-name="co5" table:number-columns-repeated="2" table:default-cell-style-name="ce59"/>
        <table:table-column table:style-name="co3" table:number-columns-repeated="1022" table:default-cell-style-name="ce59"/>
        <table:table-row table:style-name="ro1">
          <table:table-cell table:style-name="ce56" office:value-type="string" calcext:value-type="string">
            <text:p>Массивы с ФИКСИРОВАННОЙ ДЛИНОЙ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4">var</text:span> a [5]<text:span text:style-name="T46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4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46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6" office:value-type="string" calcext:value-type="string">
            <text:p>Slices</text:p>
          </table:table-cell>
          <table:table-cell table:style-name="ce46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4">var</text:span> scores []<text:span text:style-name="T46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54">append</text:span>(scores, 1.1)</text:p>
          </table:table-cell>
          <table:table-cell table:style-name="ce52" office:value-type="string" calcext:value-type="string">
            <text:p>Добавляем к нему элемент 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56">make</text:span>([]<text:span text:style-name="T46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54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7">finish := </text:span><text:span text:style-name="T58">make</text:span><text:span text:style-name="T57">([]string, len(start</text:span>))</text:p>
            <text:p><text:span text:style-name="T59">copy</text:span><text:span text:style-name="T60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46">string</text:span>{<text:span text:style-name="T47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3">
          <table:table-cell table:style-name="ce52" office:value-type="string" calcext:value-type="string">
            <text:p>twoD := <text:span text:style-name="T56">make</text:span>( [ ][ ]<text:span text:style-name="T46">int</text:span>, 3)</text:p>
            <text:p>    <text:span text:style-name="T51">for</text:span> i := 0; i &lt; 3; i++ {</text:p>
            <text:p>        innerLen := i + 1</text:p>
            <text:p>        twoD[i] = <text:span text:style-name="T56">make</text:span>([ ]<text:span text:style-name="T46">int</text:span>, innerLen)</text:p>
            <text:p>        <text:span text:style-name="T51">for</text:span> j := 0; j &lt; innerLen; j++ {</text:p>
            <text:p>            twoD[i][j] = i + j</text:p>
            <text:p>        }</text:p>
            <text:p>    }</text:p>
            <text:p>    fmt.<text:span text:style-name="T46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Maps</text:p>
          </table:table-cell>
          <table:table-cell table:style-name="ce46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m := <text:span text:style-name="T56">make</text:span>(map[<text:span text:style-name="T46">string</text:span>]<text:span text:style-name="T46">int</text:span>)</text:p>
            <text:p/>
          </table:table-cell>
          <table:table-cell table:style-name="ce63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m[<text:span text:style-name="T47">"k1"</text:span>] = 7</text:p>
            <text:p>m[<text:span text:style-name="T47">"k2"</text:span>] = 13</text:p>
          </table:table-cell>
          <table:table-cell table:style-name="ce63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v1 := m[<text:span text:style-name="T47">"k1"</text:span>]</text:p>
          </table:table-cell>
          <table:table-cell table:style-name="ce63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51">len</text:span>(m)</text:p>
          </table:table-cell>
          <table:table-cell table:style-name="ce63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51">delete</text:span>(m, <text:span text:style-name="T47">"k2"</text:span>)</text:p>
          </table:table-cell>
          <table:table-cell table:style-name="ce63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_, prs := m[<text:span text:style-name="T47">"k2"</text:span>]</text:p>
          </table:table-cell>
          <table:table-cell table:style-name="ce63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3" office:value-type="string" calcext:value-type="string">
            <text:p>n := map[<text:span text:style-name="T46">string</text:span>]<text:span text:style-name="T46">int</text:span>{<text:span text:style-name="T47">"foo"</text:span>: 1, <text:span text:style-name="T47">"bar"</text:span>: 2}</text:p>
          </table:table-cell>
          <table:table-cell table:style-name="ce63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63" table:number-columns-repeated="2"/>
          <table:table-cell table:number-columns-repeated="1022"/>
        </table:table-row>
        <table:table-row table:style-name="ro1">
          <table:table-cell table:style-name="ce64" office:value-type="string" calcext:value-type="string">
            <text:p>range</text:p>
          </table:table-cell>
          <table:table-cell table:style-name="ce64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6">
          <table:table-cell table:style-name="ce65" office:value-type="string" calcext:value-type="string">
            <text:p><text:span text:style-name="T61">n := map[</text:span><text:span text:style-name="T62">string</text:span><text:span text:style-name="T61">]</text:span><text:span text:style-name="T62">int</text:span><text:span text:style-name="T61">{</text:span><text:span text:style-name="T63">"foo"</text:span><text:span text:style-name="T61">: 1,</text:span><text:span text:style-name="T63"> "bar"</text:span><text:span text:style-name="T61">: 2}</text:span></text:p>
            <text:p/>
            <text:p><text:span text:style-name="T64">for</text:span><text:span text:style-name="T61"> key, value := </text:span><text:span text:style-name="T65">range</text:span><text:span text:style-name="T61"> n {</text:span></text:p>
            <text:p><text:span text:style-name="T61">    fmt.</text:span><text:span text:style-name="T62">Println</text:span><text:span text:style-name="T61">(</text:span><text:span text:style-name="T63">"key: "</text:span><text:span text:style-name="T61">, key, </text:span><text:span text:style-name="T63">", value: "</text:span><text:span text:style-name="T61">, value)</text:span></text:p>
          </table:table-cell>
          <table:table-cell table:style-name="ce66" office:value-type="string" calcext:value-type="string">
            <text:p><text:span text:style-name="T66">key, value := </text:span><text:span text:style-name="T67">range</text:span></text:p>
            <text:p><text:span text:style-name="T68">Выдает пары индекс-значение или ключ-значение</text:span></text:p>
          </table:table-cell>
          <table:table-cell table:number-columns-repeated="1022"/>
        </table:table-row>
        <table:table-row table:style-name="ro1" table:number-rows-repeated="7">
          <table:table-cell table:style-name="ce6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constant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4">const</text:span> s <text:span text:style-name="T69">string</text:span> = <text:span text:style-name="T47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variables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5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70">var</text:span><text:span text:style-name="T71"> a </text:span><text:span text:style-name="T72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53">a:= 100</text:span></text:p>
            <text:p><text:span text:style-name="T73">a:= 100   </text:span><text:span text:style-name="T74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48">// &lt;-- jazz is new</text:span></text:p>
            <text:p>baz, foo  := someFunc()  <text:span text:style-name="T48">// &lt;-- baz is new</text:span></text:p>
            <text:p/>
            <text:p><text:span text:style-name="T51">var</text:span><text:span text:style-name="T75"> foo </text:span><text:span text:style-name="T46">int</text:span><text:span text:style-name="T75"> = 34</text:span></text:p>
            <text:p><text:span text:style-name="T51">func</text:span><text:span text:style-name="T75"> some() {</text:span></text:p>
            <text:p><text:span text:style-name="T75">  </text:span><text:span text:style-name="T48">// because foo here is scoped to some func</text:span></text:p>
            <text:p><text:span text:style-name="T75">  foo := 42  </text:span><text:span text:style-name="T48">// &lt;-- legal</text:span></text:p>
            <text:p><text:span text:style-name="T75">  foo = 314  </text:span><text:span text:style-name="T48">// &lt;-- legal</text:span></text:p>
            <text:p><text:span text:style-name="T75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76">var </text:span><text:span text:style-name="T77">a = </text:span><text:span text:style-name="T78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5">
          <table:table-cell table:style-name="ce50" office:value-type="string" calcext:value-type="string">
            <text:p><text:span text:style-name="T79">func</text:span><text:span text:style-name="T80"> (c circleStruct) nameOfFunc(argument </text:span><text:span text:style-name="T81">int</text:span><text:span text:style-name="T80">) (</text:span><text:span text:style-name="T81">float64, error)</text:span><text:span text:style-name="T80"> {</text:span></text:p>
            <text:p><text:span text:style-name="T57">    </text:span><text:span text:style-name="T82">return</text:span><text:span text:style-name="T57"> 1</text:span></text:p>
            <text:p><text:span text:style-name="T53">}</text:span></text:p>
          </table:table-cell>
          <table:table-cell table:style-name="ce50" office:value-type="string" calcext:value-type="string">
            <text:p><text:span text:style-name="T83">как пишется функция:</text:span></text:p>
            <text:p><text:span text:style-name="T59">func</text:span><text:span text:style-name="T60"> </text:span></text:p>
            <text:p><text:span text:style-name="T53">(СТРУКТУРА, к которой привязан метод, если привязан)</text:span></text:p>
            <text:p><text:span text:style-name="T53">ИМЯ ФУНКЦИИ</text:span></text:p>
            <text:p><text:span text:style-name="T53">(АРГУМЕНТЫ С ТИПАМИ) </text:span></text:p>
            <text:p><text:span text:style-name="T53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3">
          <table:table-cell table:style-name="ce68" office:value-type="string" calcext:value-type="string">
            <text:p><text:span text:style-name="T51">func</text:span> plus(a <text:span text:style-name="T46">int</text:span>, b <text:span text:style-name="T46">int</text:span>) <text:span text:style-name="T46">int</text:span> {    </text:p>
            <text:p>    <text:span text:style-name="T5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1">func</text:span> plusPlus(a, b, c <text:span text:style-name="T46">int</text:span>) <text:span text:style-name="T46">int</text:span> {</text:p>
            <text:p>    <text:span text:style-name="T5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51">func</text:span> vals() (<text:span text:style-name="T46">int, int</text:span>) {</text:p>
            <text:p>    <text:span text:style-name="T5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i, err := strconv.Atoi(s)</text:p>
            <text:p><text:span text:style-name="T5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Функция может возвращать значение и ошибку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51">func</text:span> sum(nums ...<text:span text:style-name="T46">int</text:span>) {</text:p>
            <text:p>    fmt.<text:span text:style-name="T46">Print</text:span>(nums, <text:span text:style-name="T47">" "</text:span>)</text:p>
            <text:p>    total := 0</text:p>
            <text:p>    <text:span text:style-name="T51">for</text:span> _, num := <text:span text:style-name="T51">range</text:span> nums {</text:p>
            <text:p>        total += num</text:p>
            <text:p>    }</text:p>
            <text:p>    fmt.<text:span text:style-name="T46">Println</text:span>(total)</text:p>
            <text:p>}</text:p>
          </table:table-cell>
          <table:table-cell table:style-name="ce52" office:value-type="string" calcext:value-type="string">
            <text:p>Функция, принимающая любо кол-во переменных одного типа, 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3">
          <table:table-cell table:style-name="ce69" office:value-type="string" calcext:value-type="string">
            <text:p><text:span text:style-name="T51">func</text:span>(msg <text:span text:style-name="T46">string</text:span>) {</text:p>
            <text:p>    fmt.<text:span text:style-name="T46">Println</text:span>(msg)</text:p>
            <text:p>}(<text:span text:style-name="T52">"going"</text:span>)</text:p>
          </table:table-cell>
          <table:table-cell table:style-name="ce52" office:value-type="string" calcext:value-type="string">
            <text:p>Анонимная функция (лямбда) 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70" office:value-type="string" calcext:value-type="string">
            <text:p><text:span text:style-name="T53">Closure — Замыкание. П</text:span>еременная, содержащая функцию</text:p>
          </table:table-cell>
          <table:table-cell table:style-name="ce70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51">func</text:span> intSeq() <text:span text:style-name="T51">func</text:span>() <text:span text:style-name="T46">int</text:span> {</text:p>
            <text:p>    i := 0</text:p>
            <text:p>    <text:span text:style-name="T51">return</text:span> <text:span text:style-name="T51">func</text:span>() <text:span text:style-name="T46">int</text:span> {</text:p>
            <text:p>        i++</text:p>
            <text:p>        <text:span text:style-name="T5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также хранит состояние i, </text:p>
            <text:p>поэтому это по сути генератор.</text:p>
            <text:p/>
            <text:p>Каждый новый экземпляр верхней функции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46">Println</text:span>(nextInt())</text:p>
            <text:p>    fmt.<text:span text:style-name="T46">Println</text:span>(nextInt())</text:p>
            <text:p>    fmt.<text:span text:style-name="T46">Println</text:span>(nextInt())</text:p>
            <text:p/>
            <text:p>    newInts := intSeq()</text:p>
            <text:p>    fmt.<text:span text:style-name="T46">Println</text:span>(newInts()</text:p>
          </table:table-cell>
          <table:table-cell table:style-name="ce52" office:value-type="string" calcext:value-type="string">
            <text:p>При кажд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office:value-type="string" calcext:value-type="string">
            <text:p>Рекурсия</text:p>
          </table:table-cell>
          <table:table-cell table:style-name="ce56"/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51">func</text:span> fact(n int) int {</text:p>
            <text:p>    <text:span text:style-name="T51">if</text:span> n == 0 {</text:p>
            <text:p>        <text:span text:style-name="T51">return</text:span> 1</text:p>
            <text:p>    }</text:p>
            <text:p>    <text:span text:style-name="T51">return</text:span> n * fact(n-1)</text:p>
            <text:p>}</text:p>
            <text:p/>
            <text:p>fmt.<text:span text:style-name="T46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51">var</text:span></text:p>
            <text:p/>
            <text:p/>
            <text:p/>
            <text:p/>
            <text:p/>
            <text:p/>
            <text:p/>
            <text:p/>
            <text:p><text:span text:style-name="T75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9">
          <table:table-cell office:value-type="string" calcext:value-type="string">
            <text:p><text:span text:style-name="T51">type</text:span> person <text:span text:style-name="T51">struct</text:span> {</text:p>
            <text:p>    name <text:span text:style-name="T46">string</text:span></text:p>
            <text:p>    age  <text:span text:style-name="T46">int</text:span></text:p>
            <text:p>}</text:p>
            <text:p/>
          </table:table-cell>
          <table:table-cell office:value-type="string" calcext:value-type="string">
            <text:p>Структура — половина обычного класса,</text:p>
            <text:p>содержащая только <text:span text:style-name="T9">атрибуты</text:span>, переменные.</text:p>
          </table:table-cell>
        </table:table-row>
        <table:table-row table:style-name="ro2">
          <table:table-cell office:value-type="string" calcext:value-type="string">
            <text:p><text:span text:style-name="T51">func</text:span> newPerson(name <text:span text:style-name="T46">string</text:span>) *person {</text:p>
            <text:p>    p := person{name: name}</text:p>
            <text:p>    p.age = 42</text:p>
            <text:p>    <text:span text:style-name="T5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Можно вернуть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">
          <table:table-cell office:value-type="string" calcext:value-type="string">
            <text:p><text:span text:style-name="T73">k := &amp;person{</text:span><text:span text:style-name="T84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62" office:value-type="string" calcext:value-type="string">
            <text:p><text:span text:style-name="T51">type</text:span> rect <text:span text:style-name="T75">struct</text:span> {</text:p>
            <text:p>    width, height <text:span text:style-name="T46">int</text:span></text:p>
            <text:p>}</text:p>
            <text:p/>
            <text:p><text:span text:style-name="T51">func</text:span> (r *rect) area() <text:span text:style-name="T46">int</text:span> {</text:p>
            <text:p>    <text:span text:style-name="T51">return</text:span> r.width * r.height</text:p>
            <text:p>}</text:p>
            <text:p/>
            <text:p><text:span text:style-name="T51">func</text:span> (r rect) perim() <text:span text:style-name="T46">int</text:span> {</text:p>
            <text:p>    <text:span text:style-name="T51">return</text:span> 2*r.width + 2*r.height</text:p>
            <text:p>}</text:p>
            <text:p/>
          </table:table-cell>
          <table:table-cell office:value-type="string" calcext:value-type="string">
            <text:p><text:span text:style-name="T9">Методы</text:span> структур — стоят вне структур!</text:p>
            <text:p/>
            <text:p><text:span text:style-name="T9">Ссылка</text:span> на структуру — в скобках перед именем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51">type</text:span> geometry <text:span text:style-name="T51">interface</text:span> {</text:p>
            <text:p>    area() <text:span text:style-name="T46">float64</text:span></text:p>
            <text:p>    perim() <text:span text:style-name="T46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51">type</text:span> rect <text:span text:style-name="T51">struct</text:span> {</text:p>
            <text:p>    width, height <text:span text:style-name="T46">float64</text:span></text:p>
            <text:p>}</text:p>
            <text:p><text:span text:style-name="T51">type</text:span> circle <text:span text:style-name="T51">struct</text:span> {</text:p>
            <text:p>    radius <text:span text:style-name="T46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85">//The implementation for rects.</text:span></text:p>
            <text:p><text:span text:style-name="T51">func</text:span> (r rect) area() <text:span text:style-name="T46">float64</text:span> {</text:p>
            <text:p>    <text:span text:style-name="T51">return</text:span> r.width * r.height</text:p>
            <text:p>}</text:p>
            <text:p><text:span text:style-name="T51">func</text:span> (r rect) perim() <text:span text:style-name="T46">float64</text:span> {</text:p>
            <text:p>    <text:span text:style-name="T51">return</text:span> 2*r.width + 2*r.height</text:p>
            <text:p>}</text:p>
            <text:p/>
            <text:p><text:span text:style-name="T48">//The implementation for circles.</text:span></text:p>
            <text:p><text:span text:style-name="T51">func</text:span> (c circle) area() <text:span text:style-name="T46">float64</text:span> {</text:p>
            <text:p>    <text:span text:style-name="T51">return</text:span> math.Pi * c.radius * c.radius</text:p>
            <text:p>}</text:p>
            <text:p><text:span text:style-name="T51">func</text:span> (c circle) perim() <text:span text:style-name="T46">float64</text:span> {</text:p>
            <text:p>    <text:span text:style-name="T5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6">
          <table:table-cell office:value-type="string" calcext:value-type="string">
            <text:p><text:span text:style-name="T51">func</text:span> measure(g geometry) {</text:p>
            <text:p>    fmt.<text:span text:style-name="T46">Println</text:span>(g)</text:p>
            <text:p>    fmt.<text:span text:style-name="T46">Println</text:span>(g.area())</text:p>
            <text:p>    fmt.<text:span text:style-name="T46">Println</text:span>(g.perim())</text:p>
            <text:p>}</text:p>
            <text:p/>
            <text:p><text:span text:style-name="T51">func</text:span> <text:span text:style-name="T46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9">
          <table:table-cell office:value-type="string" calcext:value-type="string">
            <text:p> i := 1</text:p>
            <text:p><text:span text:style-name="T54">for</text:span> i &lt;= 3 {</text:p>
            <text:p>    fmt.<text:span text:style-name="T86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54">while</text:span> из Питона</text:p>
          </table:table-cell>
        </table:table-row>
        <table:table-row table:style-name="ro6">
          <table:table-cell office:value-type="string" calcext:value-type="string">
            <text:p><text:span text:style-name="T54">for</text:span> j := 7; j &lt;= 9; j++ {</text:p>
            <text:p>        fmt.<text:span text:style-name="T86">Println</text:span>(j)</text:p>
            <text:p>    }</text:p>
          </table:table-cell>
          <table:table-cell office:value-type="string" calcext:value-type="string">
            <text:p>Классический <text:span text:style-name="T54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9">
          <table:table-cell office:value-type="string" calcext:value-type="string">
            <text:p><text:span text:style-name="T54">for</text:span> {</text:p>
            <text:p>    fmt.<text:span text:style-name="T86">Println</text:span>(<text:span text:style-name="T47">"loop"</text:span>)</text:p>
            <text:p>    <text:span text:style-name="T54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54">while True</text:span> в питоне.</text:p>
            <text:p>Оканчивается только через <text:span text:style-name="T54">break</text:span></text:p>
          </table:table-cell>
        </table:table-row>
        <table:table-row table:style-name="ro5">
          <table:table-cell office:value-type="string" calcext:value-type="string">
            <text:p><text:span text:style-name="T54">for</text:span> n := 0; n &lt;= 5; n++ {</text:p>
            <text:p>        if n%2 == 0 {</text:p>
            <text:p>            <text:span text:style-name="T54">continue</text:span></text:p>
            <text:p>        }</text:p>
            <text:p>        fmt.<text:span text:style-name="T86">Println</text:span>(n)</text:p>
            <text:p>    }</text:p>
            <text:p>}</text:p>
          </table:table-cell>
          <table:table-cell office:value-type="string" calcext:value-type="string">
            <text:p>Пример <text:span text:style-name="T54">continue</text:span></text:p>
          </table:table-cell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9">
        <table:table-column table:style-name="co13" table:default-cell-style-name="ce58"/>
        <table:table-column table:style-name="co14" table:default-cell-style-name="ce58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54">func</text:span> f(from <text:span text:style-name="T46">string</text:span>) {    </text:p>
            <text:p>    <text:span text:style-name="T54">for</text:span> i := 0; i &lt; 9; i++ {        </text:p>
            <text:p>        fmt.<text:span text:style-name="T46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8">
          <table:table-cell table:style-name="ce44" office:value-type="string" calcext:value-type="string">
            <text:p><text:span text:style-name="T54">func</text:span> main() {</text:p>
            <text:p>     f(<text:span text:style-name="T47">"direct"</text:span>)    </text:p>
            <text:p>     <text:span text:style-name="T54">go</text:span> f(<text:span text:style-name="T47">"goroutine"</text:span>)</text:p>
            <text:p>     time.Sleep(time.Second*2)    </text:p>
            <text:p>     <text:span text:style-name="T54">func</text:span>(msg string) {        </text:p>
            <text:p>          fmt.<text:span text:style-name="T46">Println</text:span>(msg)    }(<text:span text:style-name="T47">"going"</text:span>)</text:p>
            <text:p>     time.Sleep(time.Second*3)   </text:p>
            <text:p>     fmt.<text:span text:style-name="T46">Println</text:span>(<text:span text:style-name="T47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7">
          <table:table-cell table:style-name="ce44" office:value-type="string" calcext:value-type="string">
            <text:p><text:span text:style-name="T51">func</text:span> main() {</text:p>
            <text:p>    done := <text:span text:style-name="T51">make</text:span>(<text:span text:style-name="T51">chan</text:span> bool)</text:p>
            <text:p/>
            <text:p>    values := []string{<text:span text:style-name="T47">"a", "b", "c"</text:span>}</text:p>
            <text:p>    <text:span text:style-name="T51">for</text:span> _, v := <text:span text:style-name="T51">range</text:span> values {</text:p>
            <text:p>        <text:span text:style-name="T51">go func</text:span>() {</text:p>
            <text:p>            fmt.<text:span text:style-name="T46">Println</text:span>(v)</text:p>
            <text:p>            done &lt;- <text:span text:style-name="T51">true</text:span></text:p>
            <text:p>        }()</text:p>
            <text:p>    }</text:p>
            <text:p/>
            <text:p><text:span text:style-name="T48">    // wait for all goroutines to complete before exiting</text:span></text:p>
            <text:p>    <text:span text:style-name="T51">for</text:span> _ = <text:span text:style-name="T5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51">for</text:span> _, v := <text:span text:style-name="T51">range</text:span> values {</text:p>
            <text:p>        <text:span text:style-name="T51">go func</text:span>(u <text:span text:style-name="T46">string</text:span>) {</text:p>
            <text:p>            fmt.<text:span text:style-name="T46">Println</text:span>(u)</text:p>
            <text:p>            done &lt;- <text:span text:style-name="T5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9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5">
          <table:table-cell table:style-name="ce61" office:value-type="string" calcext:value-type="string">
            <text:p><text:span text:style-name="T51">for</text:span> _, v := <text:span text:style-name="T51">range</text:span> values {</text:p>
            <text:p>        v := v     <text:span text:style-name="T48">// create a new 'v'.</text:span></text:p>
            <text:p>        <text:span text:style-name="T51">go func</text:span>() {</text:p>
            <text:p>            fmt.<text:span text:style-name="T46">Println</text:span>(v)</text:p>
            <text:p>            done &lt;- <text:span text:style-name="T5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9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51">make</text:span>(<text:span text:style-name="T51">chan</text:span> <text:span text:style-name="T46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51">go</text:span> <text:span text:style-name="T51">func</text:span>() { messages &lt;- <text:span text:style-name="T52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46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1">
          <table:table-cell table:style-name="ce61" table:number-columns-repeated="2"/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54">make</text:span>(<text:span text:style-name="T54">chan</text:span> string, 2)</text:p>
            <text:p>    </text:p>
            <text:p>messages &lt;- <text:span text:style-name="T47">"buffered"</text:span></text:p>
            <text:p>messages &lt;- <text:span text:style-name="T47">"channel"</text:span></text:p>
            <text:p>fmt.<text:span text:style-name="T46">Println</text:span>(&lt;-messages)</text:p>
            <text:p>fmt.<text:span text:style-name="T46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9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8">
          <table:table-cell table:style-name="ce50" office:value-type="string" calcext:value-type="string">
            <text:p><text:span text:style-name="T54">package</text:span> main</text:p>
            <text:p/>
            <text:p><text:span text:style-name="T54">import</text:span> (</text:p>
            <text:p><text:span text:style-name="T47">    "fmt"</text:span></text:p>
            <text:p><text:span text:style-name="T47">    "time"</text:span></text:p>
            <text:p>)</text:p>
            <text:p/>
            <text:p><text:span text:style-name="T54">func</text:span> worker(done <text:span text:style-name="T54">chan</text:span> <text:span text:style-name="T46">bool</text:span>) {</text:p>
            <text:p>    fmt.Print(<text:span text:style-name="T47">"working..."</text:span>)</text:p>
            <text:p>    time.Sleep(time.Second)</text:p>
            <text:p>    fmt.Println(<text:span text:style-name="T47">"done"</text:span>)</text:p>
            <text:p>    done &lt;- true</text:p>
            <text:p>}</text:p>
            <text:p/>
            <text:p><text:span text:style-name="T54">func</text:span> main() {</text:p>
            <text:p>    done := <text:span text:style-name="T54">make</text:span>(<text:span text:style-name="T54">chan</text:span> <text:span text:style-name="T46">bool</text:span>, 1)</text:p>
            <text:p>    go worker(done)</text:p>
            <text:p/>
            <text:p>    ←done  <text:span text:style-name="T48"> // без этого мейн не дожидается горутину </text:span></text:p>
            <text:p><text:span text:style-name="T85">     // и отключается мгоновенно. С этой строкой ждёт</text:span></text:p>
            <text:p>}</text:p>
          </table:table-cell>
          <table:table-cell table:style-name="ce52" office:value-type="string" calcext:value-type="string">
            <text:p><text:span text:style-name="T9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3">
          <table:table-cell table:style-name="ce50" office:value-type="string" calcext:value-type="string">
            <text:p><text:span text:style-name="T54">func</text:span> ping(pings <text:span text:style-name="T54">chan</text:span>&lt;- <text:span text:style-name="T46">string</text:span>, msg <text:span text:style-name="T46">string</text:span>) {</text:p>
            <text:p>    pings &lt;- msg</text:p>
            <text:p>}</text:p>
            <text:p/>
            <text:p><text:span text:style-name="T54">func</text:span> pong(pings &lt;-<text:span text:style-name="T54">chan</text:span> <text:span text:style-name="T46">string</text:span>, pongs <text:span text:style-name="T54">chan</text:span>&lt;- <text:span text:style-name="T46">string</text:span>) {</text:p>
            <text:p>    msg := ←pings</text:p>
            <text:p>    pongs &lt;- msg</text:p>
            <text:p>}</text:p>
            <text:p/>
          </table:table-cell>
          <table:table-cell table:style-name="ce52" office:value-type="string" calcext:value-type="string">
            <text:p><text:span text:style-name="T9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    jobs := <text:span text:style-name="T51">make</text:span>(<text:span text:style-name="T51">chan</text:span> int, 5)</text:p>
            <text:p>    done := <text:span text:style-name="T51">make</text:span>(<text:span text:style-name="T51">chan</text:span> bool)</text:p>
            <text:p/>
            <text:p>    <text:span text:style-name="T51">go func</text:span>() {</text:p>
            <text:p>        <text:span text:style-name="T51">for</text:span> {</text:p>
            <text:p>            j, more := &lt;-jobs</text:p>
            <text:p>            <text:span text:style-name="T51">if</text:span> more {fmt.Println(<text:span text:style-name="T47">"received job"</text:span>, j)} </text:p>
            <text:p><text:span text:style-name="T51">            else</text:span> {fmt.Println(<text:span text:style-name="T47">"received all jobs"</text:span>)</text:p>
            <text:p>                done &lt;- true</text:p>
            <text:p>                <text:span text:style-name="T51">return</text:span></text:p>
            <text:p>            } }    }()</text:p>
            <text:p/>
          </table:table-cell>
          <table:table-cell table:style-name="ce52"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10">
          <table:table-cell table:style-name="ce50" office:value-type="string" calcext:value-type="string">
            <text:p><text:span text:style-name="T57">    </text:span><text:span text:style-name="T82">for</text:span><text:span text:style-name="T57"> j := 1; j &lt;= 3; j++ {</text:span></text:p>
            <text:p><text:span text:style-name="T53">        jobs &lt;- j</text:span></text:p>
            <text:p><text:span text:style-name="T53">        fmt.Println("sent job", j)</text:span></text:p>
            <text:p><text:span text:style-name="T53">    }</text:span></text:p>
            <text:p><text:span text:style-name="T57">    </text:span><text:span text:style-name="T82">close</text:span><text:span text:style-name="T57">(jobs)</text:span></text:p>
            <text:p><text:span text:style-name="T53">    fmt.Println("sent all jobs")</text:span></text:p>
            <text:p><text:span text:style-name="T53">    ←done</text:span></text:p>
          </table:table-cell>
          <table:table-cell table:style-name="ce52" office:value-type="string" calcext:value-type="string">
            <text:p><text:span text:style-name="T9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10">
          <table:table-cell table:style-name="ce50" office:value-type="string" calcext:value-type="string">
            <text:p>    queue := make(chan string, 2)</text:p>
            <text:p>    queue &lt;- <text:span text:style-name="T47">"one"</text:span></text:p>
            <text:p>    queue &lt;- <text:span text:style-name="T47">"two"</text:span></text:p>
            <text:p>    <text:span text:style-name="T51">close</text:span>(queue)</text:p>
            <text:p/>
            <text:p>    <text:span text:style-name="T51">for</text:span> elem := <text:span text:style-name="T51">range</text:span> queue {</text:p>
            <text:p>        fmt.<text:span text:style-name="T46">Println</text:span>(elem)</text:p>
            <text:p>    }</text:p>
          </table:table-cell>
          <table:table-cell table:style-name="ce52"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53">ИТЕРАЦИЯ по каналу.</text:span>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51">for</text:span> _ = <text:span text:style-name="T51">range</text:span> jobs {</text:p>
            <text:p>    &lt;- done</text:p>
            <text:p>}</text:p>
          </table:table-cell>
          <table:table-cell table:style-name="ce52"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51">func</text:span> main() {</text:p>
            <text:p>    c1 := make(chan string)</text:p>
            <text:p>    c2 := make(chan string)</text:p>
            <text:p/>
            <text:p>    <text:span text:style-name="T51">go</text:span> <text:span text:style-name="T51">func</text:span>() {</text:p>
            <text:p>        time.Sleep(1 * time.Second)</text:p>
            <text:p>        c1 &lt;<text:span text:style-name="T47">- "one"</text:span></text:p>
            <text:p>    }()</text:p>
            <text:p>    <text:span text:style-name="T51">go func</text:span>() {</text:p>
            <text:p>        time.Sleep(2 * time.Second)</text:p>
            <text:p>        c2 &lt;- <text:span text:style-name="T47">"two"</text:span></text:p>
            <text:p>    }()</text:p>
            <text:p/>
            <text:p>    <text:span text:style-name="T51">for</text:span> i := 0; i &lt; 2; i++ {</text:p>
            <text:p>        <text:span text:style-name="T51">select</text:span> {</text:p>
            <text:p>        <text:span text:style-name="T51">case</text:span> msg1 := &lt;-c1:</text:p>
            <text:p>            fmt.Println(<text:span text:style-name="T47">"received "</text:span>, msg1)</text:p>
            <text:p>        <text:span text:style-name="T51">case</text:span> msg2 := &lt;-c2:</text:p>
            <text:p>            fmt.Println(<text:span text:style-name="T47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94">// timeout 1</text:span></text:p>
            <text:p><text:span text:style-name="T94">// result 2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table:style-name="ce52" office:value-type="string" calcext:value-type="string">
            <text:p><text:span text:style-name="T9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59">select</text:span><text:span text:style-name="T60"> {</text:span></text:p>
            <text:p><text:span text:style-name="T57">    </text:span><text:span text:style-name="T82">case</text:span><text:span text:style-name="T57"> msg := &lt;-messages:</text:span></text:p>
            <text:p><text:span text:style-name="T57">        fmt.Println(</text:span><text:span text:style-name="T87">"received message"</text:span><text:span text:style-name="T57">, msg)</text:span></text:p>
            <text:p><text:span text:style-name="T57">    </text:span><text:span text:style-name="T82">case</text:span><text:span text:style-name="T57"> sig := &lt;-signals:</text:span></text:p>
            <text:p><text:span text:style-name="T57">        fmt.Println(</text:span><text:span text:style-name="T87">"received signal"</text:span><text:span text:style-name="T57">, sig)</text:span></text:p>
            <text:p><text:span text:style-name="T57">    </text:span><text:span text:style-name="T82">default</text:span><text:span text:style-name="T57">:</text:span></text:p>
            <text:p><text:span text:style-name="T57">        fmt.Println(</text:span><text:span text:style-name="T87">"no activity"</text:span><text:span text:style-name="T57">)</text:span></text:p>
            <text:p><text:span text:style-name="T53">    }</text:span></text:p>
          </table:table-cell>
          <table:table-cell table:style-name="ce52" office:value-type="string" calcext:value-type="string">
            <text:p><text:span text:style-name="T9">НЕБЛОКИРУЮЩИЙ Селект на приём</text:span>.</text:p>
            <text:p/>
            <text:p/>
            <text:p/>
            <text:p/>
            <text:p><text:span text:style-name="T51">default</text:span> отвечает за случай отсутствия сообщения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  msg := <text:span text:style-name="T47">"hi"</text:span></text:p>
            <text:p>    <text:span text:style-name="T51">select</text:span> {</text:p>
            <text:p>    <text:span text:style-name="T51">case</text:span> messages &lt;- msg:</text:p>
            <text:p>        fmt.Println(<text:span text:style-name="T47">"sent message"</text:span>, msg)</text:p>
            <text:p>    <text:span text:style-name="T51">default</text:span>:</text:p>
            <text:p>        fmt.Println(<text:span text:style-name="T47">"no message sent"</text:span>)</text:p>
            <text:p>    }</text:p>
            <text:p/>
          </table:table-cell>
          <table:table-cell table:style-name="ce52" office:value-type="string" calcext:value-type="string">
            <text:p><text:span text:style-name="T9">НЕБЛОКИРУЮЩИЙ СЕЛЕКТ на отправку.</text:span></text:p>
            <text:p/>
            <text:p>Если бы не было <text:span text:style-name="T5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5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<text:span text:style-name="T53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sync.WaitGroup</text:p>
          </table:table-cell>
          <table:table-cell table:style-name="ce52"/>
          <table:table-cell table:number-columns-repeated="1022"/>
        </table:table-row>
        <table:table-row table:style-name="ro20">
          <table:table-cell table:style-name="ce52" office:value-type="string" calcext:value-type="string">
            <text:p><text:span text:style-name="T51">package</text:span> main</text:p>
            <text:p/>
            <text:p><text:span text:style-name="T54">import</text:span> <text:span text:style-name="T88">"fmt"</text:span></text:p>
            <text:p><text:span text:style-name="T54">import</text:span> <text:span text:style-name="T88">"sync"</text:span></text:p>
            <text:p/>
            <text:p><text:span text:style-name="T54">var</text:span> wg sync.WaitGroup <text:span text:style-name="T89">// 1</text:span></text:p>
            <text:p/>
            <text:p><text:span text:style-name="T54">func</text:span> routine() {</text:p>
            <text:p>    <text:span text:style-name="T46">defer</text:span> wg.Done() <text:span text:style-name="T89">// 3</text:span></text:p>
            <text:p>    fmt.<text:span text:style-name="T46">Println</text:span>(<text:span text:style-name="T88">"routine finished"</text:span>)</text:p>
            <text:p>}</text:p>
            <text:p/>
            <text:p><text:span text:style-name="T54">func</text:span> main() {</text:p>
            <text:p>    wg.Add(1) <text:span text:style-name="T89">// 2</text:span></text:p>
            <text:p>    go routine() <text:span text:style-name="T89">// *</text:span></text:p>
            <text:p>    wg.Wait() <text:span text:style-name="T89">// 4</text:span></text:p>
            <text:p>    fmt.Println(<text:span text:style-name="T88">"main finished"</text:span>)</text:p>
            <text:p>}</text:p>
          </table:table-cell>
          <table:table-cell table:style-name="ce52"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    <text:span text:style-name="T51">var</text:span> wg sync.WaitGroup</text:p>
            <text:p/>
            <text:p>    <text:span text:style-name="T51">for</text:span> i := 1; i &lt;= 5; i++ {</text:p>
            <text:p>        wg.Add(1)</text:p>
            <text:p/>
            <text:p>        i := i</text:p>
            <text:p/>
            <text:p>        <text:span text:style-name="T51">go func</text:span>() {</text:p>
            <text:p>            <text:span text:style-name="T46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table:style-name="ce52"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    timer1 := time.NewTimer(2 * time.Second)</text:p>
            <text:p/>
            <text:p>    &lt;-timer1.C</text:p>
            <text:p>    fmt.<text:span text:style-name="T46">Println</text:span>("<text:span text:style-name="T47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95">// Timer 1 fired</text:span></text:p>
            <text:p/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<text:span text:style-name="T53">    timer2 := time.NewTimer(time.Second)</text:span></text:p>
            <text:p><text:span text:style-name="T57">    </text:span><text:span text:style-name="T82">go func</text:span><text:span text:style-name="T57">() {</text:span></text:p>
            <text:p><text:span text:style-name="T53">        &lt;-timer2.C</text:span></text:p>
            <text:p><text:span text:style-name="T90">        fmt.</text:span><text:span text:style-name="T91">Println</text:span><text:span text:style-name="T90">(</text:span><text:span text:style-name="T92">"Timer 2 fired"</text:span><text:span text:style-name="T90">)</text:span></text:p>
            <text:p><text:span text:style-name="T53">    }()</text:span></text:p>
            <text:p><text:span text:style-name="T53">    stop2 := timer2.Stop()</text:span></text:p>
            <text:p><text:span text:style-name="T57">    </text:span><text:span text:style-name="T82">if</text:span><text:span text:style-name="T57"> stop2 {</text:span></text:p>
            <text:p><text:span text:style-name="T90">        fmt.</text:span><text:span text:style-name="T91">Println</text:span><text:span text:style-name="T90">(</text:span><text:span text:style-name="T92">"Timer 2 stopped"</text:span><text:span text:style-name="T90">)</text:span></text:p>
            <text:p><text:span text:style-name="T53">    }</text:span></text:p>
          </table:table-cell>
          <table:table-cell table:style-name="ce52"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9">остановить таймер</text:span></text:p>
            <text:p/>
            <text:p><text:span text:style-name="T85">//Timer 2 stopped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6">
          <table:table-cell table:style-name="ce52" office:value-type="string" calcext:value-type="string">
            <text:p>    ticker := time.NewTicker(500 * time.Millisecond)</text:p>
            <text:p>    done := <text:span text:style-name="T51">make</text:span>(<text:span text:style-name="T51">chan</text:span> bool)</text:p>
            <text:p/>
            <text:p>    <text:span text:style-name="T51">go func</text:span>() {</text:p>
            <text:p>        <text:span text:style-name="T51">for</text:span> {</text:p>
            <text:p>            select {</text:p>
            <text:p>            case &lt;-done:</text:p>
            <text:p>                <text:span text:style-name="T51">return</text:span></text:p>
            <text:p>            case t := &lt;-ticker.C:</text:p>
            <text:p>                fmt.<text:span text:style-name="T46">Println</text:span>(<text:span text:style-name="T47">"Tick at"</text:span>, t)</text:p>
            <text:p>     }  }  }()</text:p>
            <text:p/>
          </table:table-cell>
          <table:table-cell table:style-name="ce52"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53">    time.Sleep(1600 * time.Millisecond)</text:span></text:p>
            <text:p><text:span text:style-name="T53">    ticker.Stop()</text:span></text:p>
            <text:p><text:span text:style-name="T73">    done &lt;- </text:span><text:span text:style-name="T93">true</text:span></text:p>
            <text:p><text:span text:style-name="T90">    fmt.</text:span><text:span text:style-name="T91">Println</text:span><text:span text:style-name="T90">(</text:span><text:span text:style-name="T92">"Ticker stopped"</text:span><text:span text:style-name="T90">)</text:span></text:p>
          </table:table-cell>
          <table:table-cell table:style-name="ce52"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    <text:span text:style-name="T51">for</text:span> w := 1; w &lt;= 3; w++ {</text:p>
            <text:p>        <text:span text:style-name="T51">go</text:span> worker(w, jobs, results)</text:p>
            <text:p>    }</text:p>
            <text:p/>
            <text:p>    <text:span text:style-name="T51">for</text:span> j := 1; j &lt;= numJobs; j++ {</text:p>
            <text:p>        jobs &lt;- j</text:p>
            <text:p>    }</text:p>
            <text:p>    close(jobs)</text:p>
            <text:p/>
            <text:p>    <text:span text:style-name="T51">for</text:span> a := 1; a &lt;= numJobs; a++ {</text:p>
            <text:p>        &lt;-results</text:p>
            <text:p>    }</text:p>
          </table:table-cell>
          <table:table-cell table:style-name="ce52"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" table:style-name="ta8">
        <table:table-column table:style-name="co11" table:number-columns-repeated="2" table:default-cell-style-name="ce61"/>
        <table:table-row table:style-name="ro1">
          <table:table-cell table:style-name="ce60" office:value-type="string" calcext:value-type="string">
            <text:p>Errors</text:p>
          </table:table-cell>
          <table:table-cell table:style-name="ce60"/>
        </table:table-row>
        <table:table-row table:style-name="ro17">
          <table:table-cell office:value-type="string" calcext:value-type="string">
            <text:p><text:span text:style-name="T51">package</text:span> <text:span text:style-name="T46">main</text:span></text:p>
            <text:p/>
            <text:p><text:span text:style-name="T51">import</text:span> (</text:p>
            <text:p>  <text:span text:style-name="T52">  "errors"</text:span></text:p>
            <text:p><text:span text:style-name="T52">    "fmt"</text:span></text:p>
            <text:p>)</text:p>
            <text:p/>
            <text:p><text:span text:style-name="T51">func</text:span> f1(arg <text:span text:style-name="T46">int</text:span>) (<text:span text:style-name="T46">int</text:span>, <text:span text:style-name="T46">error</text:span>) {</text:p>
            <text:p>    <text:span text:style-name="T51">if</text:span> arg == 42 {</text:p>
            <text:p>        <text:span text:style-name="T51">return</text:span> -1, errors.New(<text:span text:style-name="T52">"can't work with 42"</text:span>)</text:p>
            <text:p>    }</text:p>
            <text:p/>
            <text:p>    <text:span text:style-name="T51">return</text:span> arg + 3, <text:span text:style-name="T51">nil</text:span></text:p>
            <text:p>}</text:p>
            <text:p/>
          </table:table-cell>
          <table:table-cell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/>
            <text:p/>
            <text:p><text:span text:style-name="T53">Создаём ошибку с помощью </text:span></text:p>
            <text:p><text:span text:style-name="T73">errors.New(</text:span><text:span text:style-name="T84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</table:table-row>
        <table:table-row table:style-name="ro11">
          <table:table-cell office:value-type="string" calcext:value-type="string">
            <text:p>type argError struct { <text:s text:c="3"/>arg <text:s/>int <text:s text:c="3"/>prob string}func (e *argError) Error() string { <text:s text:c="3"/>return fmt.Sprintf("%d - %s", e.arg, e.prob)}func f2(arg int) (int, error) { <text:s text:c="3"/>if arg == 42 { <text:s text:c="7"/>return -1, &amp;argError{arg, "can't work with it"} <text:s text:c="3"/>} <text:s text:c="3"/>return arg + 3, nil}</text:p>
          </table:table-cell>
          <table:table-cell office:value-type="string" calcext:value-type="string">
            <text:p>Создание своего типа ошибки.</text:p>
            <text:p>Сначала структура</text:p>
            <text:p/>
            <text:p/>
            <text:p/>
            <text:p>Потом привязанный к структуре метод Error()</text:p>
            <text:p/>
            <text:p/>
            <text:p/>
            <text:p/>
            <text:p>И используем свой тип ошибки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Defer</text:p>
          </table:table-cell>
          <table:table-cell table:style-name="ce71"/>
        </table:table-row>
        <table:table-row table:style-name="ro8">
          <table:table-cell office:value-type="string" calcext:value-type="string">
            <text:p>package <text:span text:style-name="T46">main</text:span></text:p>
            <text:p/>
            <text:p><text:span text:style-name="T51">import</text:span> (</text:p>
            <text:p><text:span text:style-name="T52">  "os"</text:span></text:p>
            <text:p>)</text:p>
            <text:p/>
            <text:p><text:span text:style-name="T51">func</text:span> main() {</text:p>
            <text:p>  f, _ := os.Open(<text:span text:style-name="T52">"defer.py"</text:span>)</text:p>
            <text:p>  <text:span text:style-name="T46">defer</text:span> f.Close()</text:p>
            <text:p><text:span text:style-name="T94">  // теперь вы можете читать из f</text:span></text:p>
            <text:p><text:span text:style-name="T94">  // он будет закрыт в конце программы</text:span></text:p>
            <text:p>}</text:p>
          </table:table-cell>
          <table:table-cell office:value-type="string" calcext:value-type="string">
            <text:p>Отложенная неизбежная операция</text:p>
            <text:p/>
            <text:p>то же, что finally, но срабатывает в конце программы (функции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s, time" table:style-name="ta6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46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3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2"/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office:value-type="string" calcext:value-type="string">
            <text:p>time</text:p>
          </table:table-cell>
          <table:table-cell table:style-name="ce60"/>
        </table:table-row>
        <table:table-row table:style-name="ro1">
          <table:table-cell office:value-type="string" calcext:value-type="string">
            <text:p>time.Sleep(time.Second * 3)</text:p>
          </table:table-cell>
          <table:table-cell office:value-type="string" calcext:value-type="string">
            <text:p>Подождать 3 секунды</text:p>
          </table:table-cell>
        </table:table-row>
        <table:table-row table:style-name="ro1">
          <table:table-cell office:value-type="string" calcext:value-type="string">
            <text:p>time.Millisecond</text:p>
          </table:table-cell>
          <table:table-cell office:value-type="string" calcext:value-type="string">
            <text:p>Милисекунда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00:09:39.1516309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09-20T00:09:59.993213383</dc:date>
    <meta:editing-duration>P1DT23H5M45S</meta:editing-duration>
    <meta:editing-cycles>591</meta:editing-cycles>
    <meta:document-statistic meta:table-count="9" meta:cell-count="268" meta:object-count="0"/>
  </office:meta>
</office:document-meta>
</file>